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.051cm" draw:marker-start-width="0.224cm" draw:marker-end="Arrowheads_20_2" draw:marker-end-width="0.224cm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_20_2" svg:stroke-width="0.115cm" svg:stroke-color="#ff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1cm" svg:stroke-color="#325490" draw:marker-start-width="0.224cm" draw:marker-end-width="0.224cm" draw:stroke-linejoin="miter" draw:fill="solid" draw:fill-color="#ffffff" draw:textarea-vertical-align="middle" draw:auto-grow-height="false" fo:min-height="0cm" fo:min-width="0cm" fo:padding-top="0.133cm" fo:padding-bottom="0.133cm" fo:padding-left="0.258cm" fo:padding-right="0.258cm" fo:wrap-option="wrap"/>
    </style:style>
    <style:style style:name="gr5" style:family="graphic" style:parent-style-name="standard">
      <style:graphic-properties draw:stroke="solid" svg:stroke-width="0.051cm" svg:stroke-color="#325490" draw:marker-start-width="0.224cm" draw:marker-end-width="0.224cm" draw:stroke-linejoin="miter" draw:fill="solid" draw:fill-color="#a5a5a5" draw:textarea-vertical-align="middle" draw:auto-grow-height="false" fo:min-height="0cm" fo:min-width="0cm" fo:padding-top="0.133cm" fo:padding-bottom="0.133cm" fo:padding-left="0.258cm" fo:padding-right="0.258cm" fo:wrap-option="wrap"/>
    </style:style>
    <style:style style:name="gr6" style:family="graphic" style:parent-style-name="standard">
      <style:graphic-properties draw:stroke="dash" draw:stroke-dash="Dash_20_3" svg:stroke-width="0.102cm" svg:stroke-color="#ff0000" draw:marker-start-width="0.18cm" draw:marker-end-width="0.18cm" draw:stroke-linejoin="miter" draw:fill="none" draw:textarea-vertical-align="middle" draw:auto-grow-height="false" fo:min-height="0cm" fo:min-width="0cm" fo:padding-top="0.118cm" fo:padding-bottom="0.118cm" fo:padding-left="0.243cm" fo:padding-right="0.243cm" fo:wrap-option="wrap"/>
    </style:style>
    <style:style style:name="gr7" style:family="graphic" style:parent-style-name="standard">
      <style:graphic-properties draw:stroke="dash" draw:stroke-dash="Dash_20_4" svg:stroke-width="0.051cm" svg:stroke-color="#ff0000" draw:marker-start-width="0.249cm" draw:marker-end-width="0.249cm" draw:stroke-linejoin="miter" draw:fill="none" draw:textarea-horizontal-align="center" draw:textarea-vertical-align="middle" draw:auto-grow-height="false" fo:padding-top="0.141cm" fo:padding-bottom="0.141cm" fo:padding-left="0.266cm" fo:padding-right="0.266cm" fo:wrap-option="wrap"/>
    </style:style>
    <style:style style:name="gr8" style:family="graphic" style:parent-style-name="standard">
      <style:graphic-properties draw:stroke="solid" svg:stroke-width="0.051cm" svg:stroke-color="#000000" draw:marker-start-width="0.249cm" draw:marker-end="msArrowEnd_20_5" draw:marker-end-width="0.259cm" draw:marker-end-center="false" draw:stroke-linejoin="miter" draw:fill="none" draw:textarea-horizontal-align="center" draw:textarea-vertical-align="middle" draw:auto-grow-height="false" fo:padding-top="0.141cm" fo:padding-bottom="0.141cm" fo:padding-left="0.266cm" fo:padding-right="0.266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Arrowheads_20_2" draw:marker-end-width="0.224cm" draw:stroke-linejoin="miter" draw:fill="solid" draw:fill-color="#ffffff" draw:textarea-vertical-align="middle" draw:auto-grow-height="false" fo:min-height="0cm" fo:min-width="0cm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ffffff" draw:textarea-vertical-align="middle" draw:auto-grow-height="false" fo:min-height="0cm" fo:min-width="0cm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.051cm" draw:marker-start-width="0.277cm" draw:marker-end-width="0.277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.051cm" draw:marker-start-width="0.276cm" draw:marker-end="Arrowheads_20_2" draw:marker-end-width="0.276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marker-start-width="0.276cm" draw:marker-end="Arrowheads_20_2" draw:marker-end-width="0.276cm" draw:fill="none" draw:fill-color="#ffffff" draw:auto-grow-height="true" draw:auto-grow-width="false" fo:max-height="0cm" fo:min-height="1.155cm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.051cm" draw:marker-start-width="0.276cm" draw:marker-end="Arrowheads_20_2" draw:marker-end-width="0.276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0.711cm" style:use-optimal-column-width="false"/>
    </style:style>
    <style:style style:name="co2" style:family="table-column">
      <style:table-column-properties style:column-width="0.72cm" style:use-optimal-column-width="false"/>
    </style:style>
    <style:style style:name="ro1" style:family="table-row">
      <style:table-row-properties style:row-height="0.788cm"/>
    </style:style>
    <style:style style:name="ro2" style:family="table-row">
      <style:table-row-properties style:row-height="0.862cm"/>
    </style:style>
    <style:style style:name="ro3" style:family="table-row">
      <style:table-row-properties style:row-height="0.868cm"/>
    </style:style>
    <style:style style:name="ce1" style:family="table-cell">
      <style:graphic-properties draw:fill="gradient" draw:fill-gradient-name="Gradient_20_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Box 240" draw:style-name="gr1" draw:text-style-name="P2" draw:layer="layout" svg:width="5.721cm" svg:height="2.197cm" svg:x="28.424cm" svg:y="1.586cm">
          <text:p text:style-name="P1"><text:span text:style-name="T1">Output</text:span></text:p>
          <text:p text:style-name="P1"><text:span text:style-name="T1">1*2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13" draw:style-name="gr2" draw:text-style-name="P2" draw:layer="layout" svg:width="1.294cm" svg:height="0.849cm" draw:transform="rotate (-1.57079632679579) translate (25.693cm 10.937cm)">
          <text:p text:style-name="P3"><text:span text:style-name="T3">.</text:span></text:p>
          <text:p text:style-name="P3"><text:span text:style-name="T3">...….</text:span></text:p>
          <text:p text:style-name="P3"><text:span text:style-name="T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Table 6" draw:style-name="standard" draw:layer="layout" svg:width="4.274cm" svg:height="6.827cm" svg:x="1.333cm" svg:y="5.90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4">A</text:span></text:p>
              </table:table-cell>
              <table:table-cell table:style-name="ce1">
                <text:p text:style-name="P5"><text:span text:style-name="T4">G</text:span></text:p>
              </table:table-cell>
              <table:table-cell>
                <text:p text:style-name="P5"><text:span text:style-name="T5">1</text:span></text:p>
              </table:table-cell>
              <table:table-cell>
                <text:p text:style-name="P5"><text:span text:style-name="T5">1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4">G</text:span></text:p>
              </table:table-cell>
              <table:table-cell table:style-name="ce1">
                <text:p text:style-name="P5"><text:span text:style-name="T4">G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1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4">C</text:span></text:p>
              </table:table-cell>
              <table:table-cell table:style-name="ce1">
                <text:p text:style-name="P5"><text:span text:style-name="T4">T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1</text:span></text:p>
              </table:table-cell>
              <table:table-cell>
                <text:p text:style-name="P5"><text:span text:style-name="T5">1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4">.</text:span></text:p>
              </table:table-cell>
              <table:table-cell table:style-name="ce1">
                <text:p text:style-name="P5"><text:span text:style-name="T4">.</text:span></text:p>
              </table:table-cell>
              <table:table-cell>
                <text:p text:style-name="P5"><text:span text:style-name="T5">.</text:span></text:p>
              </table:table-cell>
              <table:table-cell>
                <text:p text:style-name="P5"><text:span text:style-name="T5">.</text:span></text:p>
              </table:table-cell>
              <table:table-cell>
                <text:p text:style-name="P5"><text:span text:style-name="T5">.</text:span></text:p>
              </table:table-cell>
              <table:table-cell>
                <text:p text:style-name="P5"><text:span text:style-name="T5">.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4">.</text:span></text:p>
              </table:table-cell>
              <table:table-cell table:style-name="ce1">
                <text:p text:style-name="P5"><text:span text:style-name="T4">.</text:span></text:p>
              </table:table-cell>
              <table:table-cell>
                <text:p text:style-name="P5"><text:span text:style-name="T5">.</text:span></text:p>
              </table:table-cell>
              <table:table-cell>
                <text:p text:style-name="P5"><text:span text:style-name="T5">.</text:span></text:p>
              </table:table-cell>
              <table:table-cell>
                <text:p text:style-name="P5"><text:span text:style-name="T5">.</text:span></text:p>
              </table:table-cell>
              <table:table-cell>
                <text:p text:style-name="P5"><text:span text:style-name="T5">.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4">C</text:span></text:p>
              </table:table-cell>
              <table:table-cell table:style-name="ce1">
                <text:p text:style-name="P5"><text:span text:style-name="T4">C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1</text:span></text:p>
              </table:table-cell>
              <table:table-cell>
                <text:p text:style-name="P5"><text:span text:style-name="T5">0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4">G</text:span></text:p>
              </table:table-cell>
              <table:table-cell table:style-name="ce1">
                <text:p text:style-name="P5"><text:span text:style-name="T4">G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1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</table:table-row>
            <table:table-row table:style-name="ro3" table:default-cell-style-name="ce2">
              <table:table-cell table:style-name="ce1">
                <text:p text:style-name="P5"><text:span text:style-name="T4">G</text:span></text:p>
              </table:table-cell>
              <table:table-cell table:style-name="ce1">
                <text:p text:style-name="P5"><text:span text:style-name="T4">G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1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0" draw:style-name="gr3" draw:text-style-name="P6" draw:layer="layout" svg:width="2.851cm" svg:height="1.721cm" svg:x="2.758cm" svg:y="6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1" draw:style-name="gr4" draw:text-style-name="P6" draw:layer="layout" svg:width="0.866cm" svg:height="9.603cm" svg:x="7.035cm" svg:y="3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5" draw:text-style-name="P6" draw:layer="layout" svg:width="0.866cm" svg:height="9.603cm" svg:x="7.491cm" svg:y="3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3" draw:style-name="gr4" draw:text-style-name="P6" draw:layer="layout" svg:width="0.866cm" svg:height="9.604cm" svg:x="7.949cm" svg:y="4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4" draw:style-name="gr5" draw:text-style-name="P6" draw:layer="layout" svg:width="0.866cm" svg:height="9.604cm" svg:x="8.405cm" svg:y="4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6" draw:layer="layout" svg:width="0.866cm" svg:height="9.604cm" svg:x="8.861cm" svg:y="5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6" draw:style-name="gr5" draw:text-style-name="P6" draw:layer="layout" svg:width="0.866cm" svg:height="9.603cm" svg:x="9.318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7" draw:style-name="gr6" draw:text-style-name="P6" draw:layer="layout" svg:width="0.841cm" svg:height="0.853cm" svg:x="9.343cm" svg:y="7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Straight Connector 20" draw:style-name="gr7" draw:text-style-name="P7" draw:layer="layout" svg:x1="5.61cm" svg:y1="8.417cm" svg:x2="9.317cm" svg:y2="7.983cm">
          <text:p/>
        </draw:line>
        <draw:line draw:name="Straight Connector 21" draw:style-name="gr7" draw:text-style-name="P7" draw:layer="layout" svg:x1="5.58cm" svg:y1="6.747cm" svg:x2="9.313cm" svg:y2="7.129cm">
          <text:p/>
        </draw:line>
        <draw:custom-shape draw:name="Rectangle 24" draw:style-name="gr4" draw:text-style-name="P6" draw:layer="layout" svg:width="0.866cm" svg:height="9.603cm" svg:x="11.619cm" svg:y="3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5" draw:style-name="gr5" draw:text-style-name="P6" draw:layer="layout" svg:width="0.866cm" svg:height="9.604cm" svg:x="12.075cm" svg:y="3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6" draw:style-name="gr4" draw:text-style-name="P6" draw:layer="layout" svg:width="0.866cm" svg:height="9.604cm" svg:x="12.531cm" svg:y="4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7" draw:style-name="gr5" draw:text-style-name="P6" draw:layer="layout" svg:width="0.866cm" svg:height="9.604cm" svg:x="12.988cm" svg:y="4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8" draw:style-name="gr4" draw:text-style-name="P6" draw:layer="layout" svg:width="0.866cm" svg:height="9.603cm" svg:x="13.444cm" svg:y="5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9" draw:style-name="gr5" draw:text-style-name="P6" draw:layer="layout" svg:width="0.866cm" svg:height="9.604cm" svg:x="13.901cm" svg:y="5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0" draw:style-name="gr6" draw:text-style-name="P6" draw:layer="layout" svg:width="0.842cm" svg:height="0.853cm" svg:x="13.925cm" svg:y="7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Straight Connector 31" draw:style-name="gr7" draw:text-style-name="P7" draw:layer="layout" svg:x1="10.198cm" svg:y1="7.991cm" svg:x2="14.131cm" svg:y2="7.983cm">
          <text:p/>
        </draw:line>
        <draw:line draw:name="Straight Connector 33" draw:style-name="gr7" draw:text-style-name="P7" draw:layer="layout" svg:x1="10.209cm" svg:y1="7.137cm" svg:x2="14.142cm" svg:y2="7.129cm">
          <text:p/>
        </draw:line>
        <draw:custom-shape draw:name="Rectangle 34" draw:style-name="gr6" draw:text-style-name="P6" draw:layer="layout" svg:width="0.841cm" svg:height="1.833cm" svg:x="13.901cm" svg:y="10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1" draw:style-name="gr4" draw:text-style-name="P6" draw:layer="layout" svg:width="0.866cm" svg:height="6.466cm" svg:x="16.402cm" svg:y="5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2" draw:style-name="gr5" draw:text-style-name="P6" draw:layer="layout" svg:width="0.866cm" svg:height="6.466cm" svg:x="16.858cm" svg:y="5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3" draw:style-name="gr4" draw:text-style-name="P6" draw:layer="layout" svg:width="0.866cm" svg:height="6.466cm" svg:x="17.314cm" svg:y="6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4" draw:style-name="gr5" draw:text-style-name="P6" draw:layer="layout" svg:width="0.866cm" svg:height="6.467cm" svg:x="17.771cm" svg:y="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5" draw:style-name="gr4" draw:text-style-name="P6" draw:layer="layout" svg:width="0.866cm" svg:height="6.467cm" svg:x="18.228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6" draw:style-name="gr5" draw:text-style-name="P6" draw:layer="layout" svg:width="0.866cm" svg:height="6.466cm" svg:x="18.684cm" svg:y="7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Straight Connector 35" draw:style-name="gr7" draw:text-style-name="P7" draw:layer="layout" svg:x1="14.884cm" svg:y1="10.255cm" svg:x2="18.678cm" svg:y2="10.833cm">
          <text:p/>
        </draw:line>
        <draw:custom-shape draw:name="Rectangle 68" draw:style-name="gr6" draw:text-style-name="P6" draw:layer="layout" svg:width="0.841cm" svg:height="0.853cm" svg:x="18.713cm" svg:y="10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Straight Connector 70" draw:style-name="gr7" draw:text-style-name="P7" draw:layer="layout" svg:x1="14.788cm" svg:y1="12.062cm" svg:x2="18.737cm" svg:y2="11.686cm">
          <text:p/>
        </draw:line>
        <draw:custom-shape draw:name="Rectangle 74" draw:style-name="gr4" draw:text-style-name="P6" draw:layer="layout" svg:width="0.81cm" svg:height="0.823cm" svg:x="21.687cm" svg:y="5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76" draw:style-name="gr4" draw:text-style-name="P6" draw:layer="layout" svg:width="0.809cm" svg:height="0.823cm" svg:x="21.726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77" draw:style-name="gr4" draw:text-style-name="P6" draw:layer="layout" svg:width="0.809cm" svg:height="0.823cm" svg:x="21.726cm" svg:y="7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78" draw:style-name="gr4" draw:text-style-name="P6" draw:layer="layout" svg:width="0.809cm" svg:height="0.823cm" svg:x="21.726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79" draw:style-name="gr4" draw:text-style-name="P6" draw:layer="layout" svg:width="0.809cm" svg:height="0.823cm" svg:x="21.726cm" svg:y="1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0" draw:style-name="gr4" draw:text-style-name="P6" draw:layer="layout" svg:width="0.809cm" svg:height="0.823cm" svg:x="21.726cm" svg:y="13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name="Straight Arrow Connector 90" draw:style-name="gr8" draw:text-style-name="P7" draw:layer="layout" svg:x1="19.828cm" svg:y1="9.969cm" svg:x2="21.561cm" svg:y2="9.962cm" svg:d="M19828 9969h867v-7h866">
          <text:p/>
        </draw:connector>
        <draw:custom-shape draw:name="Oval 98" draw:style-name="gr9" draw:text-style-name="P6" draw:layer="layout" svg:width="0.938cm" svg:height="0.898cm" svg:x="25.319cm" svg:y="6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9" draw:style-name="gr9" draw:text-style-name="P6" draw:layer="layout" svg:width="0.94cm" svg:height="0.897cm" svg:x="25.286cm" svg:y="7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0" draw:style-name="gr9" draw:text-style-name="P6" draw:layer="layout" svg:width="0.94cm" svg:height="0.896cm" svg:x="25.286cm" svg:y="8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1" draw:style-name="gr9" draw:text-style-name="P6" draw:layer="layout" svg:width="0.938cm" svg:height="0.897cm" svg:x="25.316cm" svg:y="12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2" draw:style-name="gr9" draw:text-style-name="P6" draw:layer="layout" svg:width="0.938cm" svg:height="0.898cm" svg:x="25.286cm" svg:y="10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1" draw:style-name="gr10" draw:text-style-name="P6" draw:layer="layout" svg:width="0.939cm" svg:height="0.897cm" svg:x="30.879cm" svg:y="8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2" draw:style-name="gr10" draw:text-style-name="P6" draw:layer="layout" svg:width="0.939cm" svg:height="0.897cm" svg:x="30.879cm" svg:y="9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33" draw:style-name="gr11" draw:text-style-name="P2" draw:layer="layout" svg:width="8.026cm" svg:height="2.197cm" svg:x="3.433cm" svg:y="1.589cm">
          <text:p text:style-name="P1"><text:span text:style-name="T1">Conv Layer</text:span></text:p>
          <text:p text:style-name="P1"><text:span text:style-name="T1">40*(23*1)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4" draw:style-name="gr11" draw:text-style-name="P2" draw:layer="layout" svg:width="3.064cm" svg:height="2.197cm" svg:x="1.591cm" svg:y="1.594cm">
          <text:p text:style-name="P1"><text:span text:style-name="T1">Input</text:span></text:p>
          <text:p text:style-name="P1"><text:span text:style-name="T1">23*4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5" draw:style-name="gr11" draw:text-style-name="P2" draw:layer="layout" svg:width="8.026cm" svg:height="2.197cm" svg:x="8.395cm" svg:y="1.589cm">
          <text:p text:style-name="P1"><text:span text:style-name="T1">BN Layer</text:span></text:p>
          <text:p text:style-name="P1"><text:span text:style-name="T1">40*(23*1)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6" draw:style-name="gr11" draw:text-style-name="P2" draw:layer="layout" svg:width="8.026cm" svg:height="2.367cm" svg:x="13.618cm" svg:y="1.597cm">
          <text:p text:style-name="P1"><text:span text:style-name="T1">Pooling Layer</text:span></text:p>
          <text:p text:style-name="P1"><text:span text:style-name="T1">40*(5*1)</text:span><text:span text:style-name="T2"> <text:s/>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7" draw:style-name="gr11" draw:text-style-name="P2" draw:layer="layout" svg:width="8.026cm" svg:height="2.367cm" svg:x="18.397cm" svg:y="1.597cm">
          <text:p text:style-name="P1"><text:span text:style-name="T1">Flatten Layer</text:span></text:p>
          <text:p text:style-name="P1"><text:span text:style-name="T1">1*200 </text:span><text:span text:style-name="T2"><text:s/>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8" draw:style-name="gr11" draw:text-style-name="P2" draw:layer="layout" svg:width="8.026cm" svg:height="2.197cm" svg:x="23.005cm" svg:y="1.597cm">
          <text:p text:style-name="P1"><text:span text:style-name="T1">2 Dense Layers</text:span></text:p>
          <text:p text:style-name="P1"><text:span text:style-name="T1">1*100 1*23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7" draw:style-name="gr12" draw:text-style-name="P2" draw:layer="layout" svg:width="1.685cm" svg:height="1.775cm" svg:x="21.444cm" svg:y="9.036cm">
          <text:p text:style-name="P3"><text:span text:style-name="T2">... <text:s/>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7" draw:style-name="gr13" draw:text-style-name="P2" draw:layer="layout" svg:width="1.685cm" svg:height="1.775cm" svg:x="25.137cm" svg:y="10.937cm">
          <text:p text:style-name="P3"><text:span text:style-name="T2">... <text:s/>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22.535cm" svg:y1="13.588cm" svg:x2="25.314cm" svg:y2="12.727cm">
          <text:p/>
        </draw:line>
        <draw:line draw:style-name="gr14" draw:text-style-name="P8" draw:layer="layout" svg:x1="22.535cm" svg:y1="8.464cm" svg:x2="25.286cm" svg:y2="7.952cm">
          <text:p/>
        </draw:line>
        <draw:line draw:style-name="gr14" draw:text-style-name="P8" draw:layer="layout" svg:x1="22.535cm" svg:y1="11.027cm" svg:x2="25.286cm" svg:y2="9.234cm">
          <text:p/>
        </draw:line>
        <draw:line draw:style-name="gr14" draw:text-style-name="P8" draw:layer="layout" svg:x1="22.535cm" svg:y1="12.307cm" svg:x2="25.286cm" svg:y2="10.514cm">
          <text:p/>
        </draw:line>
        <draw:line draw:style-name="gr14" draw:text-style-name="P8" draw:layer="layout" svg:x1="22.535cm" svg:y1="7.185cm" svg:x2="25.319cm" svg:y2="6.929cm">
          <text:p/>
        </draw:line>
        <draw:line draw:style-name="gr14" draw:text-style-name="P8" draw:layer="layout" svg:x1="22.497cm" svg:y1="5.648cm" svg:x2="25.319cm" svg:y2="6.929cm">
          <text:p/>
        </draw:line>
        <draw:line draw:style-name="gr14" draw:text-style-name="P8" draw:layer="layout" svg:x1="22.535cm" svg:y1="7.184cm" svg:x2="25.286cm" svg:y2="7.953cm">
          <text:p/>
        </draw:line>
        <draw:line draw:style-name="gr14" draw:text-style-name="P8" draw:layer="layout" svg:x1="22.497cm" svg:y1="5.648cm" svg:x2="25.286cm" svg:y2="7.953cm">
          <text:p/>
        </draw:line>
        <draw:line draw:style-name="gr14" draw:text-style-name="P8" draw:layer="layout" svg:x1="22.497cm" svg:y1="5.648cm" svg:x2="25.286cm" svg:y2="9.234cm">
          <text:p/>
        </draw:line>
        <draw:line draw:style-name="gr14" draw:text-style-name="P8" draw:layer="layout" svg:x1="22.497cm" svg:y1="5.648cm" svg:x2="25.285cm" svg:y2="10.515cm">
          <text:p/>
        </draw:line>
        <draw:line draw:style-name="gr14" draw:text-style-name="P8" draw:layer="layout" svg:x1="22.497cm" svg:y1="5.648cm" svg:x2="25.314cm" svg:y2="12.727cm">
          <text:p/>
        </draw:line>
        <draw:line draw:style-name="gr14" draw:text-style-name="P8" draw:layer="layout" svg:x1="22.535cm" svg:y1="7.184cm" svg:x2="25.285cm" svg:y2="9.233cm">
          <text:p/>
        </draw:line>
        <draw:line draw:style-name="gr14" draw:text-style-name="P8" draw:layer="layout" svg:x1="22.535cm" svg:y1="8.465cm" svg:x2="25.314cm" svg:y2="9.234cm">
          <text:p/>
        </draw:line>
        <draw:line draw:style-name="gr14" draw:text-style-name="P8" draw:layer="layout" svg:x1="22.535cm" svg:y1="8.465cm" svg:x2="25.285cm" svg:y2="10.514cm">
          <text:p/>
        </draw:line>
        <draw:line draw:style-name="gr14" draw:text-style-name="P8" draw:layer="layout" svg:x1="22.535cm" svg:y1="8.465cm" svg:x2="25.314cm" svg:y2="12.727cm">
          <text:p/>
        </draw:line>
        <draw:line draw:style-name="gr14" draw:text-style-name="P8" draw:layer="layout" svg:x1="22.535cm" svg:y1="11.027cm" svg:x2="25.319cm" svg:y2="6.929cm">
          <text:p/>
        </draw:line>
        <draw:line draw:style-name="gr14" draw:text-style-name="P8" draw:layer="layout" svg:x1="22.535cm" svg:y1="11.026cm" svg:x2="25.319cm" svg:y2="7.952cm">
          <text:p/>
        </draw:line>
        <draw:line draw:style-name="gr14" draw:text-style-name="P8" draw:layer="layout" svg:x1="22.497cm" svg:y1="11.026cm" svg:x2="25.319cm" svg:y2="10.514cm">
          <text:p/>
        </draw:line>
        <draw:line draw:style-name="gr14" draw:text-style-name="P8" draw:layer="layout" svg:x1="22.497cm" svg:y1="11.026cm" svg:x2="25.314cm" svg:y2="12.726cm">
          <text:p/>
        </draw:line>
        <draw:line draw:style-name="gr14" draw:text-style-name="P8" draw:layer="layout" svg:x1="22.535cm" svg:y1="12.307cm" svg:x2="25.314cm" svg:y2="12.727cm">
          <text:p/>
        </draw:line>
        <draw:line draw:style-name="gr14" draw:text-style-name="P8" draw:layer="layout" svg:x1="22.497cm" svg:y1="12.308cm" svg:x2="25.285cm" svg:y2="9.234cm">
          <text:p/>
        </draw:line>
        <draw:line draw:style-name="gr14" draw:text-style-name="P8" draw:layer="layout" svg:x1="22.535cm" svg:y1="13.588cm" svg:x2="25.319cm" svg:y2="10.514cm">
          <text:p/>
        </draw:line>
        <draw:line draw:style-name="gr14" draw:text-style-name="P8" draw:layer="layout" svg:x1="22.535cm" svg:y1="13.589cm" svg:x2="25.319cm" svg:y2="9.234cm">
          <text:p/>
        </draw:line>
        <draw:line draw:style-name="gr14" draw:text-style-name="P8" draw:layer="layout" svg:x1="22.535cm" svg:y1="13.589cm" svg:x2="25.314cm" svg:y2="6.929cm">
          <text:p/>
        </draw:line>
        <draw:frame draw:style-name="gr15" draw:layer="layout" svg:width="0.49cm" svg:height="1.405cm" svg:x="22.744cm" svg:y="13.748cm">
          <draw:text-box>
            <text:p/>
          </draw:text-box>
        </draw:frame>
        <draw:line draw:style-name="gr14" draw:text-style-name="P8" draw:layer="layout" svg:x1="22.535cm" svg:y1="13.587cm" svg:x2="25.285cm" svg:y2="7.952cm">
          <text:p/>
        </draw:line>
        <draw:custom-shape draw:name="TextBox 233" draw:style-name="gr11" draw:text-style-name="P2" draw:layer="layout" svg:width="8.026cm" svg:height="2.789cm" svg:x="3.533cm" svg:y="15.289cm">
          <text:p text:style-name="P3"><text:span text:style-name="T1">Convolution</text:span></text:p>
          <text:p text:style-name="P3"><text:span text:style-name="T1">40 filters</text:span></text:p>
          <text:p text:style-name="P3"><text:span text:style-name="T1">4 filter sizes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5" draw:style-name="gr11" draw:text-style-name="P2" draw:layer="layout" svg:width="8.026cm" svg:height="1.605cm" svg:x="8.895cm" svg:y="15.689cm">
          <text:p text:style-name="P3"><text:span text:style-name="T1">Batch Normalization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6" draw:style-name="gr11" draw:text-style-name="P2" draw:layer="layout" svg:width="8.026cm" svg:height="2.789cm" svg:x="14.018cm" svg:y="15.397cm">
          <text:p text:style-name="P3"><text:span text:style-name="T1">Max-Pooling</text:span></text:p>
          <text:p text:style-name="P3"><text:span text:style-name="T1">With 1*5 filter</text:span></text:p>
          <text:p text:style-name="P3"><text:span text:style-name="T1">stride 5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7" draw:style-name="gr11" draw:text-style-name="P2" draw:layer="layout" svg:width="8.026cm" svg:height="1.775cm" svg:x="18.397cm" svg:y="15.597cm">
          <text:p text:style-name="P3"><text:span text:style-name="T1">Flatten </text:span><text:span text:style-name="T2"><text:s/>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38" draw:style-name="gr11" draw:text-style-name="P2" draw:layer="layout" svg:width="8.026cm" svg:height="2.789cm" svg:x="23.205cm" svg:y="15.397cm">
          <text:p text:style-name="P3"><text:span text:style-name="T1">Fully-Connected</text:span></text:p>
          <text:p text:style-name="P3"><text:span text:style-name="T1">Dropout</text:span></text:p>
          <text:p text:style-name="P3"><text:span text:style-name="T1">keep_prob:0.85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240" draw:style-name="gr16" draw:text-style-name="P2" draw:layer="layout" svg:width="5.721cm" svg:height="1.605cm" svg:x="28.624cm" svg:y="15.786cm">
          <text:p text:style-name="P3"><text:span text:style-name="T1">Softmax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al 99" draw:style-name="gr9" draw:text-style-name="P6" draw:layer="layout" svg:width="0.939cm" svg:height="0.897cm" svg:x="28.014cm" svg:y="7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0" draw:style-name="gr9" draw:text-style-name="P6" draw:layer="layout" svg:width="0.939cm" svg:height="0.897cm" svg:x="28.014cm" svg:y="8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1" draw:style-name="gr9" draw:text-style-name="P6" draw:layer="layout" svg:width="0.938cm" svg:height="0.897cm" svg:x="28.043cm" svg:y="11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2" draw:style-name="gr9" draw:text-style-name="P6" draw:layer="layout" svg:width="0.938cm" svg:height="0.898cm" svg:x="28.013cm" svg:y="9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37" draw:style-name="gr17" draw:text-style-name="P2" draw:layer="layout" svg:width="1.685cm" svg:height="1.775cm" svg:x="27.965cm" svg:y="10.573cm">
          <text:p text:style-name="P3"><text:span text:style-name="T2">... <text:s/>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26.257cm" svg:y1="6.912cm" svg:x2="28.014cm" svg:y2="7.674cm">
          <text:p/>
        </draw:line>
        <draw:line draw:style-name="gr14" draw:text-style-name="P8" draw:layer="layout" svg:x1="26.257cm" svg:y1="6.912cm" svg:x2="28.014cm" svg:y2="8.944cm">
          <text:p/>
        </draw:line>
        <draw:line draw:style-name="gr14" draw:text-style-name="P8" draw:layer="layout" svg:x1="26.257cm" svg:y1="6.912cm" svg:x2="28.013cm" svg:y2="10.214cm">
          <text:p/>
        </draw:line>
        <draw:line draw:style-name="gr14" draw:text-style-name="P8" draw:layer="layout" svg:x1="26.257cm" svg:y1="6.912cm" svg:x2="28.043cm" svg:y2="12.348cm">
          <text:p/>
        </draw:line>
        <draw:line draw:style-name="gr14" draw:text-style-name="P8" draw:layer="layout" svg:x1="26.226cm" svg:y1="7.928cm" svg:x2="28.043cm" svg:y2="7.674cm">
          <text:p/>
        </draw:line>
        <draw:line draw:style-name="gr14" draw:text-style-name="P8" draw:layer="layout" svg:x1="26.226cm" svg:y1="7.928cm" svg:x2="28.043cm" svg:y2="8.944cm">
          <text:p/>
        </draw:line>
        <draw:line draw:style-name="gr14" draw:text-style-name="P8" draw:layer="layout" svg:x1="26.226cm" svg:y1="7.928cm" svg:x2="28.013cm" svg:y2="10.214cm">
          <text:p/>
        </draw:line>
        <draw:line draw:style-name="gr14" draw:text-style-name="P8" draw:layer="layout" svg:x1="26.226cm" svg:y1="7.928cm" svg:x2="28.043cm" svg:y2="12.348cm">
          <text:p/>
        </draw:line>
        <draw:line draw:style-name="gr14" draw:text-style-name="P8" draw:layer="layout" svg:x1="26.226cm" svg:y1="9.198cm" svg:x2="28.013cm" svg:y2="7.674cm">
          <text:p/>
        </draw:line>
        <draw:line draw:style-name="gr14" draw:text-style-name="P8" draw:layer="layout" svg:x1="26.226cm" svg:y1="9.198cm" svg:x2="28.013cm" svg:y2="8.944cm">
          <text:p/>
        </draw:line>
        <draw:line draw:style-name="gr14" draw:text-style-name="P8" draw:layer="layout" svg:x1="26.226cm" svg:y1="9.198cm" svg:x2="28.043cm" svg:y2="10.214cm">
          <text:p/>
        </draw:line>
        <draw:line draw:style-name="gr14" draw:text-style-name="P8" draw:layer="layout" svg:x1="26.226cm" svg:y1="9.198cm" svg:x2="28.043cm" svg:y2="12.348cm">
          <text:p/>
        </draw:line>
        <draw:line draw:style-name="gr14" draw:text-style-name="P8" draw:layer="layout" svg:x1="26.257cm" svg:y1="10.468cm" svg:x2="28.013cm" svg:y2="7.674cm">
          <text:p/>
        </draw:line>
        <draw:line draw:style-name="gr14" draw:text-style-name="P8" draw:layer="layout" svg:x1="26.224cm" svg:y1="10.468cm" svg:x2="28.043cm" svg:y2="8.944cm">
          <text:p/>
        </draw:line>
        <draw:line draw:style-name="gr14" draw:text-style-name="P8" draw:layer="layout" svg:x1="26.224cm" svg:y1="10.468cm" svg:x2="28.043cm" svg:y2="10.214cm">
          <text:p/>
        </draw:line>
        <draw:line draw:style-name="gr14" draw:text-style-name="P8" draw:layer="layout" svg:x1="26.257cm" svg:y1="10.468cm" svg:x2="28.043cm" svg:y2="12.348cm">
          <text:p/>
        </draw:line>
        <draw:line draw:style-name="gr14" draw:text-style-name="P8" draw:layer="layout" svg:x1="26.254cm" svg:y1="12.712cm" svg:x2="28.043cm" svg:y2="7.674cm">
          <text:p/>
        </draw:line>
        <draw:line draw:style-name="gr14" draw:text-style-name="P8" draw:layer="layout" svg:x1="26.254cm" svg:y1="12.712cm" svg:x2="28.043cm" svg:y2="8.944cm">
          <text:p/>
        </draw:line>
        <draw:line draw:style-name="gr14" draw:text-style-name="P8" draw:layer="layout" svg:x1="26.254cm" svg:y1="12.712cm" svg:x2="28.013cm" svg:y2="10.214cm">
          <text:p/>
        </draw:line>
        <draw:line draw:style-name="gr14" draw:text-style-name="P8" draw:layer="layout" svg:x1="26.254cm" svg:y1="12.712cm" svg:x2="28.043cm" svg:y2="12.348cm">
          <text:p/>
        </draw:line>
        <draw:line draw:style-name="gr14" draw:text-style-name="P8" draw:layer="layout" svg:x1="28.981cm" svg:y1="12.348cm" svg:x2="30.879cm" svg:y2="10.468cm">
          <text:p/>
        </draw:line>
        <draw:line draw:style-name="gr14" draw:text-style-name="P8" draw:layer="layout" svg:x1="28.981cm" svg:y1="12.348cm" svg:x2="30.879cm" svg:y2="9.198cm">
          <text:p/>
        </draw:line>
        <draw:line draw:style-name="gr14" draw:text-style-name="P8" draw:layer="layout" svg:x1="28.951cm" svg:y1="10.214cm" svg:x2="30.879cm" svg:y2="10.468cm">
          <text:p/>
        </draw:line>
        <draw:line draw:style-name="gr14" draw:text-style-name="P8" draw:layer="layout" svg:x1="28.951cm" svg:y1="10.214cm" svg:x2="30.879cm" svg:y2="9.198cm">
          <text:p/>
        </draw:line>
        <draw:line draw:style-name="gr14" draw:text-style-name="P8" draw:layer="layout" svg:x1="28.953cm" svg:y1="8.944cm" svg:x2="30.879cm" svg:y2="9.198cm">
          <text:p/>
        </draw:line>
        <draw:line draw:style-name="gr14" draw:text-style-name="P8" draw:layer="layout" svg:x1="28.953cm" svg:y1="8.944cm" svg:x2="30.879cm" svg:y2="10.468cm">
          <text:p/>
        </draw:line>
        <draw:line draw:style-name="gr14" draw:text-style-name="P8" draw:layer="layout" svg:x1="28.953cm" svg:y1="7.674cm" svg:x2="30.879cm" svg:y2="9.198cm">
          <text:p/>
        </draw:line>
        <draw:line draw:style-name="gr14" draw:text-style-name="P8" draw:layer="layout" svg:x1="28.953cm" svg:y1="7.674cm" svg:x2="30.879cm" svg:y2="10.468cm">
          <text:p/>
        </draw:lin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6f8fc" draw:end-color="#c7d5ed" draw:start-intensity="100%" draw:end-intensity="100%" draw:angle="0" draw:border="0%"/>
    <draw:marker draw:name="Arrow" svg:viewBox="0 0 20 30" svg:d="M10 0l-10 30h20z"/>
    <draw:marker draw:name="Arrowheads_20_2" draw:display-name="Arrowheads 2" svg:viewBox="0 0 1131 902" svg:d="M564 0l-564 902h1131z"/>
    <draw:marker draw:name="msArrowEnd_20_5" draw:display-name="msArrowEnd 5" svg:viewBox="0 0 300 300" svg:d="M150 0l150 300h-300z"/>
    <draw:stroke-dash draw:name="Dash_20_2" draw:display-name="Dash 2" draw:style="rect" draw:dots2="1" draw:dots2-length="0.46cm" draw:distance="0.345cm"/>
    <draw:stroke-dash draw:name="Dash_20_3" draw:display-name="Dash 3" draw:style="rect" draw:dots1="1" draw:dots1-length="0.115cm" draw:distance="0.115cm"/>
    <draw:stroke-dash draw:name="Dash_20_4" draw:display-name="Dash 4" draw:style="rect" draw:dots2="1" draw:dots2-length="0.105cm" draw:distance="0.03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n" style:country-asian="US" style:font-style-asian="normal" style:font-weight-asian="normal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8-01-27">1/27/18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1-27T00:17:52</dc:date>
    <meta:generator>OpenOffice/4.1.5$Unix OpenOffice.org_project/415m1$Build-9789</meta:generator>
    <meta:editing-duration>PT7H15M9S</meta:editing-duration>
    <meta:editing-cycles>6</meta:editing-cycles>
    <meta:document-statistic meta:object-count="142"/>
  </office:meta>
</office:document-meta>
</file>